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6" calcext:value-type="float">
            <text:p>102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3" calcext:value-type="float">
            <text:p>105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6" calcext:value-type="float">
            <text:p>109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5" calcext:value-type="float">
            <text:p>109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2" calcext:value-type="float">
            <text:p>108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" calcext:value-type="float">
            <text:p>108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1" calcext:value-type="float">
            <text:p>109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" calcext:value-type="float">
            <text:p>109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07" calcext:value-type="float">
            <text:p>108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" calcext:value-type="float">
            <text:p>109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8" calcext:value-type="float">
            <text:p>108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:.J35])" office:value-type="float" office:value="108.181666666667" calcext:value-type="float">
            <text:p>108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8" calcext:value-type="float">
            <text:p>106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6" calcext:value-type="float">
            <text:p>106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1" calcext:value-type="float">
            <text:p>106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4" calcext:value-type="float">
            <text:p>109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4" calcext:value-type="float">
            <text:p>108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1" calcext:value-type="float">
            <text:p>108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6" calcext:value-type="float">
            <text:p>109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55" calcext:value-type="float">
            <text:p>107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6" calcext:value-type="float">
            <text:p>108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87" calcext:value-type="float">
            <text:p>107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6" calcext:value-type="float">
            <text:p>109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3" calcext:value-type="float">
            <text:p>106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8:.J71])" office:value-type="float" office:value="108.039166666667" calcext:value-type="float">
            <text:p>108,0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3" calcext:value-type="float">
            <text:p>107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1" calcext:value-type="float">
            <text:p>107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4" calcext:value-type="float">
            <text:p>108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2" calcext:value-type="float">
            <text:p>106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5" calcext:value-type="float">
            <text:p>108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4" calcext:value-type="float">
            <text:p>108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2" calcext:value-type="float">
            <text:p>108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" calcext:value-type="float">
            <text:p>108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4" calcext:value-type="float">
            <text:p>108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7" calcext:value-type="float">
            <text:p>110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8" calcext:value-type="float">
            <text:p>109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8" calcext:value-type="float">
            <text:p>109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4:.J107])" office:value-type="float" office:value="108.498333333333" calcext:value-type="float">
            <text:p>108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2" calcext:value-type="float">
            <text:p>116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39" calcext:value-type="float">
            <text:p>115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5" calcext:value-type="float">
            <text:p>113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9" calcext:value-type="float">
            <text:p>115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2" calcext:value-type="float">
            <text:p>114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9" calcext:value-type="float">
            <text:p>116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5" calcext:value-type="float">
            <text:p>111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9" calcext:value-type="float">
            <text:p>111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7" calcext:value-type="float">
            <text:p>110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89" calcext:value-type="float">
            <text:p>11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4" calcext:value-type="float">
            <text:p>111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4" calcext:value-type="float">
            <text:p>111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0:.J143])" office:value-type="float" office:value="113.395" calcext:value-type="float">
            <text:p>113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2" calcext:value-type="float">
            <text:p>104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2" calcext:value-type="float">
            <text:p>103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1" calcext:value-type="float">
            <text:p>103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3" calcext:value-type="float">
            <text:p>102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4" calcext:value-type="float">
            <text:p>102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2" calcext:value-type="float">
            <text:p>102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8" calcext:value-type="float">
            <text:p>102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1" calcext:value-type="float">
            <text:p>101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6" calcext:value-type="float">
            <text:p>101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7" calcext:value-type="float">
            <text:p>101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7" calcext:value-type="float">
            <text:p>102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46:.J179])" office:value-type="float" office:value="102.255" calcext:value-type="float">
            <text:p>102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2" calcext:value-type="float">
            <text:p>104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4" calcext:value-type="float">
            <text:p>103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8" calcext:value-type="float">
            <text:p>103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5" calcext:value-type="float">
            <text:p>102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9" calcext:value-type="float">
            <text:p>103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8" calcext:value-type="float">
            <text:p>104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5" calcext:value-type="float">
            <text:p>104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82" calcext:value-type="float">
            <text:p>104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1" calcext:value-type="float">
            <text:p>104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8" calcext:value-type="float">
            <text:p>102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9" calcext:value-type="float">
            <text:p>103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5" calcext:value-type="float">
            <text:p>104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82:.J215])" office:value-type="float" office:value="103.638333333333" calcext:value-type="float">
            <text:p>103,6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4" calcext:value-type="float">
            <text:p>103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8" calcext:value-type="float">
            <text:p>103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9" calcext:value-type="float">
            <text:p>104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7" calcext:value-type="float">
            <text:p>103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1" calcext:value-type="float">
            <text:p>103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33" calcext:value-type="float">
            <text:p>105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1" calcext:value-type="float">
            <text:p>103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3" calcext:value-type="float">
            <text:p>105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9" calcext:value-type="float">
            <text:p>105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3" calcext:value-type="float">
            <text:p>104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58" calcext:value-type="float">
            <text:p>104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8" calcext:value-type="float">
            <text:p>104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18:.J251])" office:value-type="float" office:value="104.1925" calcext:value-type="float">
            <text:p>104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1" calcext:value-type="float">
            <text:p>106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4" calcext:value-type="float">
            <text:p>106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7" calcext:value-type="float">
            <text:p>106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4" calcext:value-type="float">
            <text:p>105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6" calcext:value-type="float">
            <text:p>105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1" calcext:value-type="float">
            <text:p>106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4" calcext:value-type="float">
            <text:p>106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1" calcext:value-type="float">
            <text:p>107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05" calcext:value-type="float">
            <text:p>107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9" calcext:value-type="float">
            <text:p>107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4" calcext:value-type="float">
            <text:p>108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54:.J287])" office:value-type="float" office:value="106.738333333333" calcext:value-type="float">
            <text:p>106,7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7" calcext:value-type="float">
            <text:p>98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3" calcext:value-type="float">
            <text:p>97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9" calcext:value-type="float">
            <text:p>97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9" calcext:value-type="float">
            <text:p>97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5" calcext:value-type="float">
            <text:p>97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6" calcext:value-type="float">
            <text:p>98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9" calcext:value-type="float">
            <text:p>96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3" calcext:value-type="float">
            <text:p>97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3" calcext:value-type="float">
            <text:p>99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9" calcext:value-type="float">
            <text:p>99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3" calcext:value-type="float">
            <text:p>99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90:.J323])" office:value-type="float" office:value="98.3216666666667" calcext:value-type="float">
            <text:p>98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3" calcext:value-type="float">
            <text:p>99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8" calcext:value-type="float">
            <text:p>100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3" calcext:value-type="float">
            <text:p>99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5" calcext:value-type="float">
            <text:p>99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4" calcext:value-type="float">
            <text:p>100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" calcext:value-type="float">
            <text:p>100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5" calcext:value-type="float">
            <text:p>99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6" calcext:value-type="float">
            <text:p>100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5" calcext:value-type="float">
            <text:p>98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7" calcext:value-type="float">
            <text:p>97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4" calcext:value-type="float">
            <text:p>98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7" calcext:value-type="float">
            <text:p>98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26:.J359])" office:value-type="float" office:value="99.3641666666667" calcext:value-type="float">
            <text:p>99,3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2" calcext:value-type="float">
            <text:p>97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4" calcext:value-type="float">
            <text:p>98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8" calcext:value-type="float">
            <text:p>98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1" calcext:value-type="float">
            <text:p>99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4" calcext:value-type="float">
            <text:p>98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9" calcext:value-type="float">
            <text:p>97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5" calcext:value-type="float">
            <text:p>97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1" calcext:value-type="float">
            <text:p>98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7" calcext:value-type="float">
            <text:p>100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2" calcext:value-type="float">
            <text:p>99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5" calcext:value-type="float">
            <text:p>100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9" calcext:value-type="float">
            <text:p>100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62:.J395])" office:value-type="float" office:value="98.9891666666667" calcext:value-type="float">
            <text:p>98,9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3" calcext:value-type="float">
            <text:p>100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88" calcext:value-type="float">
            <text:p>101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6" calcext:value-type="float">
            <text:p>101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9" calcext:value-type="float">
            <text:p>101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4" calcext:value-type="float">
            <text:p>102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2" calcext:value-type="float">
            <text:p>101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8" calcext:value-type="float">
            <text:p>102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4" calcext:value-type="float">
            <text:p>101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2" calcext:value-type="float">
            <text:p>101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5" calcext:value-type="float">
            <text:p>101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5" calcext:value-type="float">
            <text:p>101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98:.J431])" office:value-type="float" office:value="101.66" calcext:value-type="float">
            <text:p>101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14" calcext:value-type="float">
            <text:p>92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2" calcext:value-type="float">
            <text:p>92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42" calcext:value-type="float">
            <text:p>92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69" calcext:value-type="float">
            <text:p>92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7" calcext:value-type="float">
            <text:p>93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5" calcext:value-type="float">
            <text:p>92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3" calcext:value-type="float">
            <text:p>91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7" calcext:value-type="float">
            <text:p>95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1" calcext:value-type="float">
            <text:p>95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4" calcext:value-type="float">
            <text:p>96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34:.J467])" office:value-type="float" office:value="93.33" calcext:value-type="float">
            <text:p>93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" calcext:value-type="float">
            <text:p>97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5" calcext:value-type="float">
            <text:p>96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4" calcext:value-type="float">
            <text:p>97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8" calcext:value-type="float">
            <text:p>95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7" calcext:value-type="float">
            <text:p>96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2" calcext:value-type="float">
            <text:p>96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5" calcext:value-type="float">
            <text:p>96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5" calcext:value-type="float">
            <text:p>96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5" calcext:value-type="float">
            <text:p>97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8" calcext:value-type="float">
            <text:p>97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5" calcext:value-type="float">
            <text:p>9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70:.J503])" office:value-type="float" office:value="96.4533333333333" calcext:value-type="float">
            <text:p>96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3" calcext:value-type="float">
            <text:p>93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87" calcext:value-type="float">
            <text:p>92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7" calcext:value-type="float">
            <text:p>92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24" calcext:value-type="float">
            <text:p>92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71" calcext:value-type="float">
            <text:p>92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8" calcext:value-type="float">
            <text:p>93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6" calcext:value-type="float">
            <text:p>93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6" calcext:value-type="float">
            <text:p>94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83" calcext:value-type="float">
            <text:p>92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5" calcext:value-type="float">
            <text:p>93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06:.J539])" office:value-type="float" office:value="93.0766666666667" calcext:value-type="float">
            <text:p>93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4" calcext:value-type="float">
            <text:p>94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7" calcext:value-type="float">
            <text:p>94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5" calcext:value-type="float">
            <text:p>96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5" calcext:value-type="float">
            <text:p>97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6" calcext:value-type="float">
            <text:p>97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" calcext:value-type="float">
            <text:p>98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2" calcext:value-type="float">
            <text:p>98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5" calcext:value-type="float">
            <text:p>98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7" calcext:value-type="float">
            <text:p>97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7" calcext:value-type="float">
            <text:p>97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6" calcext:value-type="float">
            <text:p>97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42:.J575])" office:value-type="float" office:value="97.2366666666667" calcext:value-type="float">
            <text:p>97,2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84" calcext:value-type="float">
            <text:p>92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4" calcext:value-type="float">
            <text:p>93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5" calcext:value-type="float">
            <text:p>93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6" calcext:value-type="float">
            <text:p>88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7" calcext:value-type="float">
            <text:p>87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1" calcext:value-type="float">
            <text:p>88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9" calcext:value-type="float">
            <text:p>89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03" calcext:value-type="float">
            <text:p>88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7" calcext:value-type="float">
            <text:p>89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78:.J611])" office:value-type="float" office:value="90.0766666666667" calcext:value-type="float">
            <text:p>90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7" calcext:value-type="float">
            <text:p>88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8" calcext:value-type="float">
            <text:p>8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9" calcext:value-type="float">
            <text:p>89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3" calcext:value-type="float">
            <text:p>88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1" calcext:value-type="float">
            <text:p>88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2" calcext:value-type="float">
            <text:p>88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08" calcext:value-type="float">
            <text:p>88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2" calcext:value-type="float">
            <text:p>93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2" calcext:value-type="float">
            <text:p>93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14:.J647])" office:value-type="float" office:value="89.2091666666667" calcext:value-type="float">
            <text:p>89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4" calcext:value-type="float">
            <text:p>93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5" calcext:value-type="float">
            <text:p>93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3" calcext:value-type="float">
            <text:p>93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3" calcext:value-type="float">
            <text:p>93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3" calcext:value-type="float">
            <text:p>93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6" calcext:value-type="float">
            <text:p>93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5" calcext:value-type="float">
            <text:p>93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50:.J683])" office:value-type="float" office:value="93.3275" calcext:value-type="float">
            <text:p>93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7" calcext:value-type="float">
            <text:p>93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8" calcext:value-type="float">
            <text:p>93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7" calcext:value-type="float">
            <text:p>94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8" calcext:value-type="float">
            <text:p>89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5" calcext:value-type="float">
            <text:p>90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8" calcext:value-type="float">
            <text:p>89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5" calcext:value-type="float">
            <text:p>89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32" calcext:value-type="float">
            <text:p>89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33" calcext:value-type="float">
            <text:p>89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3" calcext:value-type="float">
            <text:p>88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9" calcext:value-type="float">
            <text:p>88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86:.J719])" office:value-type="float" office:value="90.38" calcext:value-type="float">
            <text:p>90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1" calcext:value-type="float">
            <text:p>85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8" calcext:value-type="float">
            <text:p>84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2" calcext:value-type="float">
            <text:p>84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2" calcext:value-type="float">
            <text:p>84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4" calcext:value-type="float">
            <text:p>84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8" calcext:value-type="float">
            <text:p>84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4" calcext:value-type="float">
            <text:p>85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1" calcext:value-type="float">
            <text:p>84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8" calcext:value-type="float">
            <text:p>85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8" calcext:value-type="float">
            <text:p>84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5" calcext:value-type="float">
            <text:p>84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3" calcext:value-type="float">
            <text:p>85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22:.J755])" office:value-type="float" office:value="84.9116666666667" calcext:value-type="float">
            <text:p>84,9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7" calcext:value-type="float">
            <text:p>90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5" calcext:value-type="float">
            <text:p>90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76" calcext:value-type="float">
            <text:p>90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1" calcext:value-type="float">
            <text:p>90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4" calcext:value-type="float">
            <text:p>90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1" calcext:value-type="float">
            <text:p>90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1" calcext:value-type="float">
            <text:p>90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4" calcext:value-type="float">
            <text:p>90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8" calcext:value-type="float">
            <text:p>90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58:.J791])" office:value-type="float" office:value="90.3133333333333" calcext:value-type="float">
            <text:p>90,3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3" calcext:value-type="float">
            <text:p>90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7" calcext:value-type="float">
            <text:p>89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3" calcext:value-type="float">
            <text:p>89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6" calcext:value-type="float">
            <text:p>90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6" calcext:value-type="float">
            <text:p>89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2" calcext:value-type="float">
            <text:p>90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3" calcext:value-type="float">
            <text:p>89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4" calcext:value-type="float">
            <text:p>90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7" calcext:value-type="float">
            <text:p>89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7" calcext:value-type="float">
            <text:p>85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94:.J827])" office:value-type="float" office:value="89.7491666666667" calcext:value-type="float">
            <text:p>89,7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7" calcext:value-type="float">
            <text:p>85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6" calcext:value-type="float">
            <text:p>85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6" calcext:value-type="float">
            <text:p>85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1" calcext:value-type="float">
            <text:p>85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55" calcext:value-type="float">
            <text:p>85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2" calcext:value-type="float">
            <text:p>85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5" calcext:value-type="float">
            <text:p>85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8" calcext:value-type="float">
            <text:p>84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4" calcext:value-type="float">
            <text:p>85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5" calcext:value-type="float">
            <text:p>85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30:.J863])" office:value-type="float" office:value="85.2491666666667" calcext:value-type="float">
            <text:p>85,2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44" calcext:value-type="float">
            <text:p>83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25" calcext:value-type="float">
            <text:p>83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07" calcext:value-type="float">
            <text:p>83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23" calcext:value-type="float">
            <text:p>83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85" calcext:value-type="float">
            <text:p>83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8" calcext:value-type="float">
            <text:p>82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93" calcext:value-type="float">
            <text:p>82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77" calcext:value-type="float">
            <text:p>82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7" calcext:value-type="float">
            <text:p>82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34" calcext:value-type="float">
            <text:p>83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2" calcext:value-type="float">
            <text:p>83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3" calcext:value-type="float">
            <text:p>83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66:.J899])" office:value-type="float" office:value="83.2191666666667" calcext:value-type="float">
            <text:p>83,2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6" calcext:value-type="float">
            <text:p>89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5" calcext:value-type="float">
            <text:p>89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9" calcext:value-type="float">
            <text:p>88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9" calcext:value-type="float">
            <text:p>89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9" calcext:value-type="float">
            <text:p>90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9" calcext:value-type="float">
            <text:p>89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1" calcext:value-type="float">
            <text:p>89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02:.J935])" office:value-type="float" office:value="88.9416666666667" calcext:value-type="float">
            <text:p>88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3" calcext:value-type="float">
            <text:p>88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4" calcext:value-type="float">
            <text:p>89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3" calcext:value-type="float">
            <text:p>89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4" calcext:value-type="float">
            <text:p>88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4" calcext:value-type="float">
            <text:p>88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2" calcext:value-type="float">
            <text:p>89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6" calcext:value-type="float">
            <text:p>90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6" calcext:value-type="float">
            <text:p>88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8" calcext:value-type="float">
            <text:p>8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38:.J971])" office:value-type="float" office:value="88.9816666666667" calcext:value-type="float">
            <text:p>88,9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3" calcext:value-type="float">
            <text:p>89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9" calcext:value-type="float">
            <text:p>88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68" calcext:value-type="float">
            <text:p>87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24" calcext:value-type="float">
            <text:p>83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6" calcext:value-type="float">
            <text:p>83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34" calcext:value-type="float">
            <text:p>83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8" calcext:value-type="float">
            <text:p>83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1" calcext:value-type="float">
            <text:p>83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16" calcext:value-type="float">
            <text:p>83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3" calcext:value-type="float">
            <text:p>84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1" calcext:value-type="float">
            <text:p>83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" calcext:value-type="float">
            <text:p>83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74:.J1007])" office:value-type="float" office:value="84.8441666666667" calcext:value-type="float">
            <text:p>84,8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6.44" calcext:value-type="float">
            <text:p>1266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7.3" calcext:value-type="float">
            <text:p>1297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6.85" calcext:value-type="float">
            <text:p>1306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5.39" calcext:value-type="float">
            <text:p>1265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0.87" calcext:value-type="float">
            <text:p>1260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8.21" calcext:value-type="float">
            <text:p>1298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8.51" calcext:value-type="float">
            <text:p>1308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6.17" calcext:value-type="float">
            <text:p>1266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2.54" calcext:value-type="float">
            <text:p>1262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0.29" calcext:value-type="float">
            <text:p>1300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7.17" calcext:value-type="float">
            <text:p>1307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3.16" calcext:value-type="float">
            <text:p>1263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10:.J1043])" office:value-type="float" office:value="1283.575" calcext:value-type="float">
            <text:p>1.283,5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16" calcext:value-type="float">
            <text:p>916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9.14" calcext:value-type="float">
            <text:p>929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4.53" calcext:value-type="float">
            <text:p>944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2.42" calcext:value-type="float">
            <text:p>942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36" calcext:value-type="float">
            <text:p>919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1.1" calcext:value-type="float">
            <text:p>921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2.76" calcext:value-type="float">
            <text:p>922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6.26" calcext:value-type="float">
            <text:p>946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1.17" calcext:value-type="float">
            <text:p>941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1.95" calcext:value-type="float">
            <text:p>931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3" calcext:value-type="float">
            <text:p>919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08" calcext:value-type="float">
            <text:p>916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46:.J1079])" office:value-type="float" office:value="929.185833333333" calcext:value-type="float">
            <text:p>929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2.48" calcext:value-type="float">
            <text:p>642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5.45" calcext:value-type="float">
            <text:p>645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6.73" calcext:value-type="float">
            <text:p>646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6.34" calcext:value-type="float">
            <text:p>646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16" calcext:value-type="float">
            <text:p>635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2.8" calcext:value-type="float">
            <text:p>632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3.59" calcext:value-type="float">
            <text:p>633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45" calcext:value-type="float">
            <text:p>635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3.19" calcext:value-type="float">
            <text:p>643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6.8" calcext:value-type="float">
            <text:p>646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9.15" calcext:value-type="float">
            <text:p>649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9.99" calcext:value-type="float">
            <text:p>639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82:.J1115])" office:value-type="float" office:value="641.4275" calcext:value-type="float">
            <text:p>641,4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9.69" calcext:value-type="float">
            <text:p>409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63" calcext:value-type="float">
            <text:p>411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52" calcext:value-type="float">
            <text:p>410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9.05" calcext:value-type="float">
            <text:p>409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6" calcext:value-type="float">
            <text:p>410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36" calcext:value-type="float">
            <text:p>413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68" calcext:value-type="float">
            <text:p>413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29" calcext:value-type="float">
            <text:p>413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32" calcext:value-type="float">
            <text:p>411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19" calcext:value-type="float">
            <text:p>412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75" calcext:value-type="float">
            <text:p>411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79" calcext:value-type="float">
            <text:p>412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18:.J1151])" office:value-type="float" office:value="411.655833333333" calcext:value-type="float">
            <text:p>411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41" calcext:value-type="float">
            <text:p>249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43" calcext:value-type="float">
            <text:p>249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15" calcext:value-type="float">
            <text:p>250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38" calcext:value-type="float">
            <text:p>248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84" calcext:value-type="float">
            <text:p>249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2" calcext:value-type="float">
            <text:p>250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64" calcext:value-type="float">
            <text:p>248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21" calcext:value-type="float">
            <text:p>243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54" calcext:value-type="float">
            <text:p>242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63" calcext:value-type="float">
            <text:p>243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01" calcext:value-type="float">
            <text:p>244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05" calcext:value-type="float">
            <text:p>243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54:.J1187])" office:value-type="float" office:value="246.884166666667" calcext:value-type="float">
            <text:p>246,8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55" calcext:value-type="float">
            <text:p>133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31" calcext:value-type="float">
            <text:p>134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67" calcext:value-type="float">
            <text:p>133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46" calcext:value-type="float">
            <text:p>134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02" calcext:value-type="float">
            <text:p>134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96" calcext:value-type="float">
            <text:p>133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6" calcext:value-type="float">
            <text:p>133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88" calcext:value-type="float">
            <text:p>134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22" calcext:value-type="float">
            <text:p>142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28" calcext:value-type="float">
            <text:p>143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44" calcext:value-type="float">
            <text:p>142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90:.J1223])" office:value-type="float" office:value="137.054166666667" calcext:value-type="float">
            <text:p>137,0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1" calcext:value-type="float">
            <text:p>99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1" calcext:value-type="float">
            <text:p>99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4" calcext:value-type="float">
            <text:p>99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" calcext:value-type="float">
            <text:p>98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2" calcext:value-type="float">
            <text:p>97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2" calcext:value-type="float">
            <text:p>97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5" calcext:value-type="float">
            <text:p>98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5" calcext:value-type="float">
            <text:p>10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2" calcext:value-type="float">
            <text:p>99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4" calcext:value-type="float">
            <text:p>100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3" calcext:value-type="float">
            <text:p>98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8" calcext:value-type="float">
            <text:p>99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226:.J1259])" office:value-type="float" office:value="99.1808333333333" calcext:value-type="float">
            <text:p>99,18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41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067cm" svg:y="0.165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94cm" svg:y="10.099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15cm" svg:y="20.058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84.84" calcext:value-type="float">
            <text:p>84,84</text:p>
          </table:table-cell>
          <table:table-cell table:style-name="ce19" office:value-type="float" office:value="88.98" calcext:value-type="float">
            <text:p>88,98</text:p>
          </table:table-cell>
          <table:table-cell table:style-name="ce19" office:value-type="float" office:value="88.94" calcext:value-type="float">
            <text:p>88,94</text:p>
          </table:table-cell>
          <table:table-cell table:style-name="ce26" office:value-type="float" office:value="83.22" calcext:value-type="float">
            <text:p>83,22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85.25" calcext:value-type="float">
            <text:p>85,25</text:p>
          </table:table-cell>
          <table:table-cell table:style-name="ce20" office:value-type="float" office:value="89.75" calcext:value-type="float">
            <text:p>89,75</text:p>
          </table:table-cell>
          <table:table-cell table:style-name="ce20" office:value-type="float" office:value="90.31" calcext:value-type="float">
            <text:p>90,31</text:p>
          </table:table-cell>
          <table:table-cell table:style-name="ce27" office:value-type="float" office:value="84.91" calcext:value-type="float">
            <text:p>84,91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90.38" calcext:value-type="float">
            <text:p>90,38</text:p>
          </table:table-cell>
          <table:table-cell table:style-name="ce20" office:value-type="float" office:value="93.33" calcext:value-type="float">
            <text:p>93,33</text:p>
          </table:table-cell>
          <table:table-cell table:style-name="ce20" office:value-type="float" office:value="89.21" calcext:value-type="float">
            <text:p>89,21</text:p>
          </table:table-cell>
          <table:table-cell table:style-name="ce27" office:value-type="float" office:value="90.08" calcext:value-type="float">
            <text:p>90,08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97.24" calcext:value-type="float">
            <text:p>97,24</text:p>
          </table:table-cell>
          <table:table-cell table:style-name="ce20" office:value-type="float" office:value="93.08" calcext:value-type="float">
            <text:p>93,08</text:p>
          </table:table-cell>
          <table:table-cell table:style-name="ce20" office:value-type="float" office:value="96.45" calcext:value-type="float">
            <text:p>96,45</text:p>
          </table:table-cell>
          <table:table-cell table:style-name="ce27" office:value-type="float" office:value="93.33" calcext:value-type="float">
            <text:p>93,33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01.66" calcext:value-type="float">
            <text:p>101,66</text:p>
          </table:table-cell>
          <table:table-cell table:style-name="ce20" office:value-type="float" office:value="98.99" calcext:value-type="float">
            <text:p>98,99</text:p>
          </table:table-cell>
          <table:table-cell table:style-name="ce20" office:value-type="float" office:value="99.36" calcext:value-type="float">
            <text:p>99,36</text:p>
          </table:table-cell>
          <table:table-cell table:style-name="ce27" office:value-type="float" office:value="98.32" calcext:value-type="float">
            <text:p>98,3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06.74" calcext:value-type="float">
            <text:p>106,74</text:p>
          </table:table-cell>
          <table:table-cell table:style-name="ce20" office:value-type="float" office:value="104.19" calcext:value-type="float">
            <text:p>104,19</text:p>
          </table:table-cell>
          <table:table-cell table:style-name="ce20" office:value-type="float" office:value="103.64" calcext:value-type="float">
            <text:p>103,64</text:p>
          </table:table-cell>
          <table:table-cell table:style-name="ce27" office:value-type="float" office:value="102.26" calcext:value-type="float">
            <text:p>102,2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13.4" calcext:value-type="float">
            <text:p>113,40</text:p>
          </table:table-cell>
          <table:table-cell table:style-name="ce21" office:value-type="float" office:value="108.5" calcext:value-type="float">
            <text:p>108,50</text:p>
          </table:table-cell>
          <table:table-cell table:style-name="ce21" office:value-type="float" office:value="108.04" calcext:value-type="float">
            <text:p>108,04</text:p>
          </table:table-cell>
          <table:table-cell table:style-name="ce28" office:value-type="float" office:value="108.18" calcext:value-type="float">
            <text:p>108,1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08.18" calcext:value-type="float">
            <text:p>108,1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08.04" calcext:value-type="float">
            <text:p>108,0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08.5" calcext:value-type="float">
            <text:p>108,5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13.4" calcext:value-type="float">
            <text:p>113,4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02.26" calcext:value-type="float">
            <text:p>102,2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03.64" calcext:value-type="float">
            <text:p>103,6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04.19" calcext:value-type="float">
            <text:p>104,1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6.74" calcext:value-type="float">
            <text:p>106,7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98.32" calcext:value-type="float">
            <text:p>98,3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99.36" calcext:value-type="float">
            <text:p>99,3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98.99" calcext:value-type="float">
            <text:p>98,9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01.66" calcext:value-type="float">
            <text:p>101,66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93.33" calcext:value-type="float">
            <text:p>93,33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8521923620934" calcext:value-type="float">
            <text:p>1,09</text:p>
          </table:table-cell>
          <table:table-cell table:style-name="ce19" table:formula="of:=[.F26]/[.E2]" office:value-type="float" office:value="1.03472690492245" calcext:value-type="float">
            <text:p>1,03</text:p>
          </table:table-cell>
          <table:table-cell table:style-name="ce19" table:formula="of:=[.F26]/[.F2]" office:value-type="float" office:value="1.03519226444794" calcext:value-type="float">
            <text:p>1,04</text:p>
          </table:table-cell>
          <table:table-cell table:style-name="ce26" table:formula="of:=[.F26]/[.G2]" office:value-type="float" office:value="1.10634462869503" calcext:value-type="float">
            <text:p>1,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96.45" calcext:value-type="float">
            <text:p>96,45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48375366568915" calcext:value-type="float">
            <text:p>1,48</text:p>
          </table:table-cell>
          <table:table-cell table:style-name="ce20" table:formula="of:=[.F27]/[.E3]" office:value-type="float" office:value="1.40935933147632" calcext:value-type="float">
            <text:p>1,41</text:p>
          </table:table-cell>
          <table:table-cell table:style-name="ce20" table:formula="of:=[.F27]/[.F3]" office:value-type="float" office:value="1.40062008636917" calcext:value-type="float">
            <text:p>1,40</text:p>
          </table:table-cell>
          <table:table-cell table:style-name="ce27" table:formula="of:=[.F27]/[.G3]" office:value-type="float" office:value="1.48969497114592" calcext:value-type="float">
            <text:p>1,4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93.08" calcext:value-type="float">
            <text:p>93,08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51692852400974" calcext:value-type="float">
            <text:p>2,52</text:p>
          </table:table-cell>
          <table:table-cell table:style-name="ce20" table:formula="of:=[.F28]/[.E4]" office:value-type="float" office:value="2.43737276331298" calcext:value-type="float">
            <text:p>2,44</text:p>
          </table:table-cell>
          <table:table-cell table:style-name="ce20" table:formula="of:=[.F28]/[.F4]" office:value-type="float" office:value="2.54993834771887" calcext:value-type="float">
            <text:p>2,55</text:p>
          </table:table-cell>
          <table:table-cell table:style-name="ce27" table:formula="of:=[.F28]/[.G4]" office:value-type="float" office:value="2.5253108348135" calcext:value-type="float">
            <text:p>2,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97.24" calcext:value-type="float">
            <text:p>97,24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98848210612917" calcext:value-type="float">
            <text:p>3,99</text:p>
          </table:table-cell>
          <table:table-cell table:style-name="ce20" table:formula="of:=[.F29]/[.E5]" office:value-type="float" office:value="4.16673828964332" calcext:value-type="float">
            <text:p>4,17</text:p>
          </table:table-cell>
          <table:table-cell table:style-name="ce20" table:formula="of:=[.F29]/[.F5]" office:value-type="float" office:value="4.02115085536547" calcext:value-type="float">
            <text:p>4,02</text:p>
          </table:table-cell>
          <table:table-cell table:style-name="ce27" table:formula="of:=[.F29]/[.G5]" office:value-type="float" office:value="4.15557698489232" calcext:value-type="float">
            <text:p>4,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90.08" calcext:value-type="float">
            <text:p>90,08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99045839071415" calcext:value-type="float">
            <text:p>5,99</text:p>
          </table:table-cell>
          <table:table-cell table:style-name="ce20" table:formula="of:=[.F30]/[.E6]" office:value-type="float" office:value="6.15203555914739" calcext:value-type="float">
            <text:p>6,15</text:p>
          </table:table-cell>
          <table:table-cell table:style-name="ce20" table:formula="of:=[.F30]/[.F6]" office:value-type="float" office:value="6.12912640901771" calcext:value-type="float">
            <text:p>6,13</text:p>
          </table:table-cell>
          <table:table-cell table:style-name="ce27" table:formula="of:=[.F30]/[.G6]" office:value-type="float" office:value="6.19395850284784" calcext:value-type="float">
            <text:p>6,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89.21" calcext:value-type="float">
            <text:p>89,21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8.35263256511149" calcext:value-type="float">
            <text:p>8,35</text:p>
          </table:table-cell>
          <table:table-cell table:style-name="ce20" table:formula="of:=[.F31]/[.E7]" office:value-type="float" office:value="8.557059218735" calcext:value-type="float">
            <text:p>8,56</text:p>
          </table:table-cell>
          <table:table-cell table:style-name="ce20" table:formula="of:=[.F31]/[.F7]" office:value-type="float" office:value="8.60247008876882" calcext:value-type="float">
            <text:p>8,60</text:p>
          </table:table-cell>
          <table:table-cell table:style-name="ce27" table:formula="of:=[.F31]/[.G7]" office:value-type="float" office:value="8.71856053197731" calcext:value-type="float">
            <text:p>8,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93.33" calcext:value-type="float">
            <text:p>93,33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0.9308641975309" calcext:value-type="float">
            <text:p>10,93</text:p>
          </table:table-cell>
          <table:table-cell table:style-name="ce21" table:formula="of:=[.F32]/[.E8]" office:value-type="float" office:value="11.4245161290323" calcext:value-type="float">
            <text:p>11,42</text:p>
          </table:table-cell>
          <table:table-cell table:style-name="ce21" table:formula="of:=[.F32]/[.F8]" office:value-type="float" office:value="11.4731580895964" calcext:value-type="float">
            <text:p>11,47</text:p>
          </table:table-cell>
          <table:table-cell table:style-name="ce28" table:formula="of:=[.F32]/[.G8]" office:value-type="float" office:value="11.4583102237012" calcext:value-type="float">
            <text:p>11,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90.38" calcext:value-type="float">
            <text:p>90,3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84.91" calcext:value-type="float">
            <text:p>84,9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0.31" calcext:value-type="float">
            <text:p>90,3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89.75" calcext:value-type="float">
            <text:p>89,7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85.25" calcext:value-type="float">
            <text:p>85,2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83.22" calcext:value-type="float">
            <text:p>83,2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8.94" calcext:value-type="float">
            <text:p>88,9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88.98" calcext:value-type="float">
            <text:p>88,9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4.84" calcext:value-type="float">
            <text:p>84,8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83.58" calcext:value-type="float">
            <text:p>1283,58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929.19" calcext:value-type="float">
            <text:p>929,19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42609618104668" calcext:value-type="float">
            <text:p>0,54</text:p>
          </table:table-cell>
          <table:table-cell table:style-name="ce19" table:formula="of:=[.I26]/[.I49]" office:value-type="float" office:value="0.258681726230614" calcext:value-type="float">
            <text:p>0,26</text:p>
          </table:table-cell>
          <table:table-cell table:style-name="ce19" table:formula="of:=[.J26]/[.J49]" office:value-type="float" office:value="0.172532044074657" calcext:value-type="float">
            <text:p>0,17</text:p>
          </table:table-cell>
          <table:table-cell table:style-name="ce26" table:formula="of:=[.K26]/[.K49]" office:value-type="float" office:value="0.138293078586878" calcext:value-type="float">
            <text:p>0,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641.43" calcext:value-type="float">
            <text:p>641,43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41876832844575" calcext:value-type="float">
            <text:p>0,74</text:p>
          </table:table-cell>
          <table:table-cell table:style-name="ce20" table:formula="of:=[.I27]/[.I49]" office:value-type="float" office:value="0.352339832869081" calcext:value-type="float">
            <text:p>0,35</text:p>
          </table:table-cell>
          <table:table-cell table:style-name="ce20" table:formula="of:=[.J27]/[.J49]" office:value-type="float" office:value="0.233436681061529" calcext:value-type="float">
            <text:p>0,23</text:p>
          </table:table-cell>
          <table:table-cell table:style-name="ce27" table:formula="of:=[.K27]/[.K49]" office:value-type="float" office:value="0.18621187139324" calcext:value-type="float">
            <text:p>0,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11.66" calcext:value-type="float">
            <text:p>411,66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25846426200487" calcext:value-type="float">
            <text:p>1,26</text:p>
          </table:table-cell>
          <table:table-cell table:style-name="ce20" table:formula="of:=[.I28]/[.I49]" office:value-type="float" office:value="0.609343190828244" calcext:value-type="float">
            <text:p>0,61</text:p>
          </table:table-cell>
          <table:table-cell table:style-name="ce20" table:formula="of:=[.J28]/[.J49]" office:value-type="float" office:value="0.424989724619811" calcext:value-type="float">
            <text:p>0,42</text:p>
          </table:table-cell>
          <table:table-cell table:style-name="ce27" table:formula="of:=[.K28]/[.K49]" office:value-type="float" office:value="0.315663854351687" calcext:value-type="float">
            <text:p>0,3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46.88" calcext:value-type="float">
            <text:p>246,88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99424105306458" calcext:value-type="float">
            <text:p>1,99</text:p>
          </table:table-cell>
          <table:table-cell table:style-name="ce20" table:formula="of:=[.I29]/[.I49]" office:value-type="float" office:value="1.04168457241083" calcext:value-type="float">
            <text:p>1,04</text:p>
          </table:table-cell>
          <table:table-cell table:style-name="ce20" table:formula="of:=[.J29]/[.J49]" office:value-type="float" office:value="0.670191809227579" calcext:value-type="float">
            <text:p>0,67</text:p>
          </table:table-cell>
          <table:table-cell table:style-name="ce27" table:formula="of:=[.K29]/[.K49]" office:value-type="float" office:value="0.51944712311154" calcext:value-type="float">
            <text:p>0,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37.05" calcext:value-type="float">
            <text:p>137,05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99522919535707" calcext:value-type="float">
            <text:p>3,00</text:p>
          </table:table-cell>
          <table:table-cell table:style-name="ce20" table:formula="of:=[.I30]/[.I49]" office:value-type="float" office:value="1.53800888978685" calcext:value-type="float">
            <text:p>1,54</text:p>
          </table:table-cell>
          <table:table-cell table:style-name="ce20" table:formula="of:=[.J30]/[.J49]" office:value-type="float" office:value="1.02152106816962" calcext:value-type="float">
            <text:p>1,02</text:p>
          </table:table-cell>
          <table:table-cell table:style-name="ce27" table:formula="of:=[.K30]/[.K49]" office:value-type="float" office:value="0.774244812855981" calcext:value-type="float">
            <text:p>0,77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99.18" calcext:value-type="float">
            <text:p>99,18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4.17631628255574" calcext:value-type="float">
            <text:p>4,18</text:p>
          </table:table-cell>
          <table:table-cell table:style-name="ce20" table:formula="of:=[.I31]/[.I49]" office:value-type="float" office:value="2.13926480468375" calcext:value-type="float">
            <text:p>2,14</text:p>
          </table:table-cell>
          <table:table-cell table:style-name="ce20" table:formula="of:=[.J31]/[.J49]" office:value-type="float" office:value="1.4337450147948" calcext:value-type="float">
            <text:p>1,43</text:p>
          </table:table-cell>
          <table:table-cell table:style-name="ce27" table:formula="of:=[.K31]/[.K49]" office:value-type="float" office:value="1.08982006649716" calcext:value-type="float">
            <text:p>1,0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5.46543209876543" calcext:value-type="float">
            <text:p>5,47</text:p>
          </table:table-cell>
          <table:table-cell table:style-name="ce21" table:formula="of:=[.I32]/[.I49]" office:value-type="float" office:value="2.85612903225806" calcext:value-type="float">
            <text:p>2,86</text:p>
          </table:table-cell>
          <table:table-cell table:style-name="ce21" table:formula="of:=[.J32]/[.J49]" office:value-type="float" office:value="1.91219301493274" calcext:value-type="float">
            <text:p>1,91</text:p>
          </table:table-cell>
          <table:table-cell table:style-name="ce28" table:formula="of:=[.K32]/[.K49]" office:value-type="float" office:value="1.43228877796265" calcext:value-type="float">
            <text:p>1,43</text:p>
          </table:table-cell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1:54:26.9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00:14.782000000</dc:date>
    <meta:editing-duration>PT5M47S</meta:editing-duration>
    <meta:editing-cycles>1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59cm" svg:y="0.316cm" chart:style-name="ch2">
          <text:p>Find Nearest 16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84.84">
                <text:p>84.84</text:p>
                <draw:g>
                  <svg:desc>Graphics.D2:Graphics.D8</svg:desc>
                </draw:g>
              </table:table-cell>
              <table:table-cell office:value-type="float" office:value="88.98">
                <text:p>88.98</text:p>
                <draw:g>
                  <svg:desc>Graphics.E2:Graphics.E8</svg:desc>
                </draw:g>
              </table:table-cell>
              <table:table-cell office:value-type="float" office:value="88.94">
                <text:p>88.94</text:p>
                <draw:g>
                  <svg:desc>Graphics.F2:Graphics.F8</svg:desc>
                </draw:g>
              </table:table-cell>
              <table:table-cell office:value-type="float" office:value="83.22">
                <text:p>83.22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85.25">
                <text:p>85.25</text:p>
              </table:table-cell>
              <table:table-cell office:value-type="float" office:value="89.75">
                <text:p>89.75</text:p>
              </table:table-cell>
              <table:table-cell office:value-type="float" office:value="90.31">
                <text:p>90.31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90.38">
                <text:p>90.38</text:p>
              </table:table-cell>
              <table:table-cell office:value-type="float" office:value="93.33">
                <text:p>93.33</text:p>
              </table:table-cell>
              <table:table-cell office:value-type="float" office:value="89.21">
                <text:p>89.21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97.24">
                <text:p>97.24</text:p>
              </table:table-cell>
              <table:table-cell office:value-type="float" office:value="93.08">
                <text:p>93.08</text:p>
              </table:table-cell>
              <table:table-cell office:value-type="float" office:value="96.45">
                <text:p>96.45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01.66">
                <text:p>101.66</text:p>
              </table:table-cell>
              <table:table-cell office:value-type="float" office:value="98.99">
                <text:p>98.99</text:p>
              </table:table-cell>
              <table:table-cell office:value-type="float" office:value="99.36">
                <text:p>99.36</text:p>
              </table:table-cell>
              <table:table-cell office:value-type="float" office:value="98.32">
                <text:p>98.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06.74">
                <text:p>106.74</text:p>
              </table:table-cell>
              <table:table-cell office:value-type="float" office:value="104.19">
                <text:p>104.19</text:p>
              </table:table-cell>
              <table:table-cell office:value-type="float" office:value="103.64">
                <text:p>103.64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13.4">
                <text:p>113.4</text:p>
              </table:table-cell>
              <table:table-cell office:value-type="float" office:value="108.5">
                <text:p>108.5</text:p>
              </table:table-cell>
              <table:table-cell office:value-type="float" office:value="108.04">
                <text:p>108.04</text:p>
              </table:table-cell>
              <table:table-cell office:value-type="float" office:value="108.18">
                <text:p>108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5cm" svg:y="0.316cm" chart:style-name="ch2">
          <text:p>Find Nearest 16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8521923620934">
                <text:p>1.08521923620934</text:p>
                <draw:g>
                  <svg:desc>Graphics.H26:Graphics.H32</svg:desc>
                </draw:g>
              </table:table-cell>
              <table:table-cell office:value-type="float" office:value="1.03472690492245">
                <text:p>1.03472690492245</text:p>
                <draw:g>
                  <svg:desc>Graphics.I26:Graphics.I32</svg:desc>
                </draw:g>
              </table:table-cell>
              <table:table-cell office:value-type="float" office:value="1.03519226444794">
                <text:p>1.03519226444794</text:p>
                <draw:g>
                  <svg:desc>Graphics.J26:Graphics.J32</svg:desc>
                </draw:g>
              </table:table-cell>
              <table:table-cell office:value-type="float" office:value="1.10634462869503">
                <text:p>1.10634462869503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8375366568915">
                <text:p>1.48375366568915</text:p>
              </table:table-cell>
              <table:table-cell office:value-type="float" office:value="1.40935933147632">
                <text:p>1.40935933147632</text:p>
              </table:table-cell>
              <table:table-cell office:value-type="float" office:value="1.40062008636917">
                <text:p>1.40062008636917</text:p>
              </table:table-cell>
              <table:table-cell office:value-type="float" office:value="1.48969497114592">
                <text:p>1.4896949711459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51692852400974">
                <text:p>2.51692852400974</text:p>
              </table:table-cell>
              <table:table-cell office:value-type="float" office:value="2.43737276331298">
                <text:p>2.43737276331298</text:p>
              </table:table-cell>
              <table:table-cell office:value-type="float" office:value="2.54993834771887">
                <text:p>2.54993834771887</text:p>
              </table:table-cell>
              <table:table-cell office:value-type="float" office:value="2.5253108348135">
                <text:p>2.525310834813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98848210612917">
                <text:p>3.98848210612917</text:p>
              </table:table-cell>
              <table:table-cell office:value-type="float" office:value="4.16673828964332">
                <text:p>4.16673828964332</text:p>
              </table:table-cell>
              <table:table-cell office:value-type="float" office:value="4.02115085536547">
                <text:p>4.02115085536547</text:p>
              </table:table-cell>
              <table:table-cell office:value-type="float" office:value="4.15557698489232">
                <text:p>4.155576984892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99045839071415">
                <text:p>5.99045839071415</text:p>
              </table:table-cell>
              <table:table-cell office:value-type="float" office:value="6.15203555914739">
                <text:p>6.15203555914739</text:p>
              </table:table-cell>
              <table:table-cell office:value-type="float" office:value="6.12912640901771">
                <text:p>6.12912640901771</text:p>
              </table:table-cell>
              <table:table-cell office:value-type="float" office:value="6.19395850284784">
                <text:p>6.193958502847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35263256511149">
                <text:p>8.35263256511149</text:p>
              </table:table-cell>
              <table:table-cell office:value-type="float" office:value="8.557059218735">
                <text:p>8.557059218735</text:p>
              </table:table-cell>
              <table:table-cell office:value-type="float" office:value="8.60247008876882">
                <text:p>8.60247008876882</text:p>
              </table:table-cell>
              <table:table-cell office:value-type="float" office:value="8.71856053197731">
                <text:p>8.718560531977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9308641975309">
                <text:p>10.9308641975309</text:p>
              </table:table-cell>
              <table:table-cell office:value-type="float" office:value="11.4245161290323">
                <text:p>11.4245161290323</text:p>
              </table:table-cell>
              <table:table-cell office:value-type="float" office:value="11.4731580895964">
                <text:p>11.4731580895964</text:p>
              </table:table-cell>
              <table:table-cell office:value-type="float" office:value="11.4583102237012">
                <text:p>11.4583102237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7cm" svg:y="0.316cm" chart:style-name="ch2">
          <text:p>Find Nearest 16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42609618104668">
                <text:p>0.542609618104668</text:p>
                <draw:g>
                  <svg:desc>Graphics.H50:Graphics.H56</svg:desc>
                </draw:g>
              </table:table-cell>
              <table:table-cell office:value-type="float" office:value="0.258681726230614">
                <text:p>0.258681726230614</text:p>
                <draw:g>
                  <svg:desc>Graphics.I50:Graphics.I56</svg:desc>
                </draw:g>
              </table:table-cell>
              <table:table-cell office:value-type="float" office:value="0.172532044074657">
                <text:p>0.172532044074657</text:p>
                <draw:g>
                  <svg:desc>Graphics.J50:Graphics.J56</svg:desc>
                </draw:g>
              </table:table-cell>
              <table:table-cell office:value-type="float" office:value="0.138293078586878">
                <text:p>0.138293078586878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41876832844575">
                <text:p>0.741876832844575</text:p>
              </table:table-cell>
              <table:table-cell office:value-type="float" office:value="0.352339832869081">
                <text:p>0.352339832869081</text:p>
              </table:table-cell>
              <table:table-cell office:value-type="float" office:value="0.233436681061529">
                <text:p>0.233436681061529</text:p>
              </table:table-cell>
              <table:table-cell office:value-type="float" office:value="0.18621187139324">
                <text:p>0.1862118713932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25846426200487">
                <text:p>1.25846426200487</text:p>
              </table:table-cell>
              <table:table-cell office:value-type="float" office:value="0.609343190828244">
                <text:p>0.609343190828244</text:p>
              </table:table-cell>
              <table:table-cell office:value-type="float" office:value="0.424989724619811">
                <text:p>0.424989724619811</text:p>
              </table:table-cell>
              <table:table-cell office:value-type="float" office:value="0.315663854351687">
                <text:p>0.31566385435168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99424105306458">
                <text:p>1.99424105306458</text:p>
              </table:table-cell>
              <table:table-cell office:value-type="float" office:value="1.04168457241083">
                <text:p>1.04168457241083</text:p>
              </table:table-cell>
              <table:table-cell office:value-type="float" office:value="0.670191809227579">
                <text:p>0.670191809227579</text:p>
              </table:table-cell>
              <table:table-cell office:value-type="float" office:value="0.51944712311154">
                <text:p>0.5194471231115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99522919535707">
                <text:p>2.99522919535707</text:p>
              </table:table-cell>
              <table:table-cell office:value-type="float" office:value="1.53800888978685">
                <text:p>1.53800888978685</text:p>
              </table:table-cell>
              <table:table-cell office:value-type="float" office:value="1.02152106816962">
                <text:p>1.02152106816962</text:p>
              </table:table-cell>
              <table:table-cell office:value-type="float" office:value="0.774244812855981">
                <text:p>0.77424481285598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17631628255574">
                <text:p>4.17631628255574</text:p>
              </table:table-cell>
              <table:table-cell office:value-type="float" office:value="2.13926480468375">
                <text:p>2.13926480468375</text:p>
              </table:table-cell>
              <table:table-cell office:value-type="float" office:value="1.4337450147948">
                <text:p>1.4337450147948</text:p>
              </table:table-cell>
              <table:table-cell office:value-type="float" office:value="1.08982006649716">
                <text:p>1.0898200664971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46543209876543">
                <text:p>5.46543209876543</text:p>
              </table:table-cell>
              <table:table-cell office:value-type="float" office:value="2.85612903225806">
                <text:p>2.85612903225806</text:p>
              </table:table-cell>
              <table:table-cell office:value-type="float" office:value="1.91219301493274">
                <text:p>1.91219301493274</text:p>
              </table:table-cell>
              <table:table-cell office:value-type="float" office:value="1.43228877796265">
                <text:p>1.43228877796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